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agonist</text:p>
      <text:p text:style-name="P1">Middle-aged, slightly oversized pinstripe near-black suit, white shirt, red tie, hair short but not well-kempt. Wife (Clara) and kids (Mike, Suzy) left him less than a year back. Has his old family's old house all to himself.</text:p>
      <text:p text:style-name="P1">Carries around a briefcase everywhere (acting as an inventory). Normally works a desk job at a detective agency.</text:p>
      <text:p text:style-name="P1"/>
      <text:p text:style-name="P1">Jenny</text:p>
      <text:p text:style-name="P1">10-ish girl, blonde pigtails with light blue scrunchies, pink t-shirt, lime hot-pants with white side stripes and edges. Skates around the neighborhood on her rollerblades.</text:p>
      <text:p text:style-name="P1"/>
      <text:p text:style-name="P1">Kid</text:p>
      <text:p text:style-name="P1">Brown-haired, green t-shirt with black gym shorts, glasses. Not much of distinguishable character.</text:p>
      <text:p text:style-name="P1"/>
      <text:p text:style-name="P1">Jani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21:02:20.06</meta:creation-date>
    <dc:date>2012-04-03T23:48:22.46</dc:date>
    <meta:editing-duration>PT1H45M17S</meta:editing-duration>
    <meta:editing-cycles>7</meta:editing-cycles>
    <meta:generator>LibreOffice/3.5$Windows_x86 LibreOffice_project/dc9775d-05ecbee-0851ad3-1586698-727bf66</meta:generator>
    <meta:document-statistic meta:table-count="0" meta:image-count="0" meta:object-count="0" meta:page-count="1" meta:paragraph-count="8" meta:word-count="97" meta:character-count="633" meta:non-whitespace-character-count="544"/>
  </office:meta>
</office:document-meta>
</file>